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00771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0.89" calcext:value-type="float">
            <text:p>0.89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132 kWh</text:p>
          </table:table-cell>
          <table:table-cell office:value-type="float" office:value="745.45" calcext:value-type="float">
            <text:p>745.45</text:p>
          </table:table-cell>
          <table:table-cell office:value-type="string" calcext:value-type="string">
            <text:p>14-01-2018</text:p>
          </table:table-cell>
          <table:table-cell office:value-type="string" calcext:value-type="string">
            <text:p>11-02-2017</text:p>
          </table:table-cell>
          <table:table-cell office:value-type="float" office:value="4.36" calcext:value-type="float">
            <text:p>4.36</text:p>
          </table:table-cell>
          <table:table-cell office:value-type="float" office:value="-16.77" calcext:value-type="float">
            <text:p>-16.77</text:p>
          </table:table-cell>
          <table:table-cell office:value-type="float" office:value="-8.82" calcext:value-type="float">
            <text:p>-8.82</text:p>
          </table:table-cell>
          <table:table-cell office:value-type="float" office:value="-393.73" calcext:value-type="float">
            <text:p>-393.73</text:p>
          </table:table-cell>
          <table:table-cell office:value-type="string" calcext:value-type="string">
            <text:p>T-0</text:p>
          </table:table-cell>
          <table:table-cell office:value-type="float" office:value="441.44" calcext:value-type="float">
            <text:p>441.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1.38" calcext:value-type="float">
            <text:p>1.38</text:p>
          </table:table-cell>
          <table:table-cell office:value-type="float" office:value="29.97" calcext:value-type="float">
            <text:p>29.97</text:p>
          </table:table-cell>
          <table:table-cell office:value-type="string" calcext:value-type="string">
            <text:p>143 kWh</text:p>
          </table:table-cell>
          <table:table-cell office:value-type="float" office:value="827.59" calcext:value-type="float">
            <text:p>827.59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4-01-2018</text:p>
          </table:table-cell>
          <table:table-cell office:value-type="float" office:value="4.75" calcext:value-type="float">
            <text:p>4.75</text:p>
          </table:table-cell>
          <table:table-cell office:value-type="float" office:value="-16.71" calcext:value-type="float">
            <text:p>-16.71</text:p>
          </table:table-cell>
          <table:table-cell office:value-type="float" office:value="-8.79" calcext:value-type="float">
            <text:p>-8.79</text:p>
          </table:table-cell>
          <table:table-cell office:value-type="float" office:value="-437.1" calcext:value-type="float">
            <text:p>-437.1</text:p>
          </table:table-cell>
          <table:table-cell office:value-type="string" calcext:value-type="string">
            <text:p>T-0</text:p>
          </table:table-cell>
          <table:table-cell office:value-type="float" office:value="480.77" calcext:value-type="float">
            <text:p>480.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3.95" calcext:value-type="float">
            <text:p>3.95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160 kWh</text:p>
          </table:table-cell>
          <table:table-cell office:value-type="float" office:value="950.3" calcext:value-type="float">
            <text:p>950.3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5.87" calcext:value-type="float">
            <text:p>5.87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504.24" calcext:value-type="float">
            <text:p>-504.24</text:p>
          </table:table-cell>
          <table:table-cell office:value-type="string" calcext:value-type="string">
            <text:p>T-0</text:p>
          </table:table-cell>
          <table:table-cell office:value-type="float" office:value="596.8" calcext:value-type="float">
            <text:p>596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4.63" calcext:value-type="float">
            <text:p>4.63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144 kWh</text:p>
          </table:table-cell>
          <table:table-cell office:value-type="float" office:value="828.16" calcext:value-type="float">
            <text:p>828.16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4.74" calcext:value-type="float">
            <text:p>4.74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437.41" calcext:value-type="float">
            <text:p>-437.41</text:p>
          </table:table-cell>
          <table:table-cell office:value-type="string" calcext:value-type="string">
            <text:p>T-0</text:p>
          </table:table-cell>
          <table:table-cell office:value-type="float" office:value="483.58" calcext:value-type="float">
            <text:p>483.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4.28" calcext:value-type="float">
            <text:p>4.28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155 kWh</text:p>
          </table:table-cell>
          <table:table-cell office:value-type="float" office:value="906.51" calcext:value-type="float">
            <text:p>906.51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5.66" calcext:value-type="float">
            <text:p>5.66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479.95" calcext:value-type="float">
            <text:p>-479.95</text:p>
          </table:table-cell>
          <table:table-cell office:value-type="string" calcext:value-type="string">
            <text:p>T-0</text:p>
          </table:table-cell>
          <table:table-cell office:value-type="float" office:value="576.28" calcext:value-type="float">
            <text:p>576.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3.54" calcext:value-type="float">
            <text:p>3.54</text:p>
          </table:table-cell>
          <table:table-cell office:value-type="float" office:value="29.48" calcext:value-type="float">
            <text:p>29.48</text:p>
          </table:table-cell>
          <table:table-cell office:value-type="string" calcext:value-type="string">
            <text:p>148 kWh</text:p>
          </table:table-cell>
          <table:table-cell office:value-type="float" office:value="851.77" calcext:value-type="float">
            <text:p>851.77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4.85" calcext:value-type="float">
            <text:p>4.85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 office:value-type="float" office:value="-449.89" calcext:value-type="float">
            <text:p>-449.89</text:p>
          </table:table-cell>
          <table:table-cell office:value-type="string" calcext:value-type="string">
            <text:p>T-0</text:p>
          </table:table-cell>
          <table:table-cell office:value-type="float" office:value="493.06" calcext:value-type="float">
            <text:p>493.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/>
          <table:table-cell office:value-type="float" office:value="29.36" calcext:value-type="float">
            <text:p>29.36</text:p>
          </table:table-cell>
          <table:table-cell office:value-type="string" calcext:value-type="string">
            <text:p>147 kWh</text:p>
          </table:table-cell>
          <table:table-cell office:value-type="float" office:value="840.84" calcext:value-type="float">
            <text:p>840.84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4.79" calcext:value-type="float">
            <text:p>4.79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444.11" calcext:value-type="float">
            <text:p>-444.11</text:p>
          </table:table-cell>
          <table:table-cell office:value-type="string" calcext:value-type="string">
            <text:p>T-0</text:p>
          </table:table-cell>
          <table:table-cell office:value-type="float" office:value="483.97" calcext:value-type="float">
            <text:p>483.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3.96" calcext:value-type="float">
            <text:p>3.96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145 kWh</text:p>
          </table:table-cell>
          <table:table-cell office:value-type="float" office:value="822.33" calcext:value-type="float">
            <text:p>822.33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4.7" calcext:value-type="float">
            <text:p>4.7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 office:value-type="float" office:value="-434.32" calcext:value-type="float">
            <text:p>-434.32</text:p>
          </table:table-cell>
          <table:table-cell office:value-type="string" calcext:value-type="string">
            <text:p>T-0</text:p>
          </table:table-cell>
          <table:table-cell office:value-type="float" office:value="478.78" calcext:value-type="float">
            <text:p>478.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29.12" calcext:value-type="float">
            <text:p>29.12</text:p>
          </table:table-cell>
          <table:table-cell office:value-type="string" calcext:value-type="string">
            <text:p>150 kWh</text:p>
          </table:table-cell>
          <table:table-cell office:value-type="float" office:value="846.37" calcext:value-type="float">
            <text:p>846.37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4.82" calcext:value-type="float">
            <text:p>4.82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 office:value-type="float" office:value="-446.56" calcext:value-type="float">
            <text:p>-446.56</text:p>
          </table:table-cell>
          <table:table-cell office:value-type="string" calcext:value-type="string">
            <text:p>T-0</text:p>
          </table:table-cell>
          <table:table-cell office:value-type="float" office:value="486.4" calcext:value-type="float">
            <text:p>486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3.8" calcext:value-type="float">
            <text:p>3.8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151 kWh</text:p>
          </table:table-cell>
          <table:table-cell office:value-type="float" office:value="841.35" calcext:value-type="float">
            <text:p>841.35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5.36" calcext:value-type="float">
            <text:p>5.36</text:p>
          </table:table-cell>
          <table:table-cell office:value-type="float" office:value="-14.5" calcext:value-type="float">
            <text:p>-14.5</text:p>
          </table:table-cell>
          <table:table-cell office:value-type="float" office:value="-9.37" calcext:value-type="float">
            <text:p>-9.37</text:p>
          </table:table-cell>
          <table:table-cell office:value-type="float" office:value="-443.77" calcext:value-type="float">
            <text:p>-443.77</text:p>
          </table:table-cell>
          <table:table-cell office:value-type="string" calcext:value-type="string">
            <text:p>T-0</text:p>
          </table:table-cell>
          <table:table-cell office:value-type="float" office:value="545.34" calcext:value-type="float">
            <text:p>545.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2.57" calcext:value-type="float">
            <text:p>2.57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145 kWh</text:p>
          </table:table-cell>
          <table:table-cell office:value-type="float" office:value="794.66" calcext:value-type="float">
            <text:p>794.66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27-04-2017</text:p>
          </table:table-cell>
          <table:table-cell office:value-type="float" office:value="4.57" calcext:value-type="float">
            <text:p>4.57</text:p>
          </table:table-cell>
          <table:table-cell office:value-type="float" office:value="-14.44" calcext:value-type="float">
            <text:p>-14.44</text:p>
          </table:table-cell>
          <table:table-cell office:value-type="float" office:value="-9.33" calcext:value-type="float">
            <text:p>-9.33</text:p>
          </table:table-cell>
          <table:table-cell office:value-type="float" office:value="-418.93" calcext:value-type="float">
            <text:p>-418.93</text:p>
          </table:table-cell>
          <table:table-cell office:value-type="string" calcext:value-type="string">
            <text:p>T-0</text:p>
          </table:table-cell>
          <table:table-cell office:value-type="float" office:value="463.98" calcext:value-type="float">
            <text:p>463.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.83" calcext:value-type="float">
            <text:p>74.83</text:p>
          </table:table-cell>
          <table:table-cell office:value-type="float" office:value="2.57" calcext:value-type="float">
            <text:p>2.57</text:p>
          </table:table-cell>
          <table:table-cell office:value-type="float" office:value="29.63" calcext:value-type="float">
            <text:p>29.63</text:p>
          </table:table-cell>
          <table:table-cell office:value-type="string" calcext:value-type="string">
            <text:p>147 kWh</text:p>
          </table:table-cell>
          <table:table-cell office:value-type="float" office:value="806.06" calcext:value-type="float">
            <text:p>806.06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27-04-2017</text:p>
          </table:table-cell>
          <table:table-cell office:value-type="float" office:value="4.62" calcext:value-type="float">
            <text:p>4.62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 office:value-type="float" office:value="-424.93" calcext:value-type="float">
            <text:p>-424.93</text:p>
          </table:table-cell>
          <table:table-cell office:value-type="string" calcext:value-type="string">
            <text:p>T-0</text:p>
          </table:table-cell>
          <table:table-cell office:value-type="float" office:value="469.1" calcext:value-type="float">
            <text:p>469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.13" calcext:value-type="float">
            <text:p>75.13</text:p>
          </table:table-cell>
          <table:table-cell office:value-type="float" office:value="2.57" calcext:value-type="float">
            <text:p>2.57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149 kWh</text:p>
          </table:table-cell>
          <table:table-cell office:value-type="float" office:value="823.76" calcext:value-type="float">
            <text:p>823.76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9.29" calcext:value-type="float">
            <text:p>9.29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940.5" calcext:value-type="float">
            <text:p>940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.83" calcext:value-type="float">
            <text:p>74.83</text:p>
          </table:table-cell>
          <table:table-cell office:value-type="float" office:value="2.57" calcext:value-type="float">
            <text:p>2.57</text:p>
          </table:table-cell>
          <table:table-cell office:value-type="float" office:value="29.63" calcext:value-type="float">
            <text:p>29.63</text:p>
          </table:table-cell>
          <table:table-cell office:value-type="string" calcext:value-type="string">
            <text:p>143 kWh</text:p>
          </table:table-cell>
          <table:table-cell office:value-type="float" office:value="777.08" calcext:value-type="float">
            <text:p>777.08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4.48" calcext:value-type="float">
            <text:p>4.48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 office:value-type="float" office:value="-409.66" calcext:value-type="float">
            <text:p>-409.66</text:p>
          </table:table-cell>
          <table:table-cell office:value-type="string" calcext:value-type="string">
            <text:p>T-0</text:p>
          </table:table-cell>
          <table:table-cell office:value-type="float" office:value="455.25" calcext:value-type="float">
            <text:p>455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21:54:57.578000000</meta:creation-date>
    <dc:date>2018-03-27T21:57:58.542000000</dc:date>
    <meta:editing-duration>PT3M1S</meta:editing-duration>
    <meta:editing-cycles>1</meta:editing-cycles>
    <meta:document-statistic meta:table-count="1" meta:cell-count="204" meta:object-count="0"/>
    <meta:generator>LibreOffice/5.3.4.2$Windows_x86 LibreOffice_project/f82d347ccc0be322489bf7da61d7e4ad13fe2ff3</meta:generator>
  </office:meta>
</office:document-meta>
</file>